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096c2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paragraph-rsid="00089581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officeooo:paragraph-rsid="00089581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bold" officeooo:paragraph-rsid="00096c2a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paragraph-rsid="0008958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paragraph-rsid="00096c2a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paragraph-rsid="00089581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font-weight="normal" officeooo:paragraph-rsid="00089581" style:font-size-asian="8.75pt" style:font-weight-asian="normal" style:font-size-complex="10pt" style:font-weight-complex="normal"/>
    </style:style>
    <style:style style:name="T1" style:family="text">
      <style:text-properties officeooo:rsid="00089581"/>
    </style:style>
    <style:style style:name="T2" style:family="text">
      <style:text-properties style:font-name="Arial" officeooo:rsid="00089581" style:font-name-complex="Arial"/>
    </style:style>
    <style:style style:name="T3" style:family="text">
      <style:text-properties fo:font-weight="bold" officeooo:rsid="00089581" style:font-weight-asian="bold" style:font-weight-complex="bold"/>
    </style:style>
    <style:style style:name="T4" style:family="text">
      <style:text-properties officeooo:rsid="00096c2a"/>
    </style:style>
    <style:style style:name="T5" style:family="text">
      <style:text-properties fo:font-size="11pt" officeooo:rsid="00096c2a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REACIÓN DE IMÁGENES DE ALTO RANGO DINÁMICO POR INTERPOLACIÓN DE FUENTES</text:span></text:p>
      <text:p text:style-name="P8"><text:span text:style-name="T1">Fernando Nellmeldin y Mariano Peyregne</text:span></text:p>
      <text:p text:style-name="P8"><text:span text:style-name="T1">E-Mail de contacto: </text:span><text:a xlink:type="simple" xlink:href="mailto:fernando.nellmeldin@gmail.com"><text:span text:style-name="T1">fernando.nellmeldin@gmail.com</text:span></text:a></text:p>
      <text:p text:style-name="P8"><text:span text:style-name="T1">Facultad de Ingenería y Ciencias Hídricas</text:span></text:p>
      <text:p text:style-name="P5"><text:span text:style-name="T1"/></text:p>
      <text:p text:style-name="P5"><text:span text:style-name="T3">Palabras claves:</text:span><text:span text:style-name="T1"> HDR, valor de exposición, interpolación cúbica</text:span></text:p>
      <text:p text:style-name="P5"><text:span text:style-name="T3">Área temática:</text:span><text:span text:style-name="T1"> Ingenierías y tecnologías</text:span></text:p>
      <text:p text:style-name="P7"><text:span text:style-name="T3">Sub-área:</text:span><text:span text:style-name="T1"> Informática y Sistemas de Información</text:span></text:p>
      <text:p text:style-name="P3"><text:span text:style-name="T1"/></text:p>
      <text:p text:style-name="P3"><text:span text:style-name="T1"/></text:p>
      <text:p text:style-name="P4"><text:span text:style-name="T4">INTRODUCCIÓN</text:span></text:p>
      <text:p text:style-name="P4"><text:span text:style-name="T4"/></text:p>
      <text:p text:style-name="P6"><text:span text:style-name="T4">lepsim</text:span></text:p>
      <text:p text:style-name="P4"><text:span text:style-name="T4"/></text:p>
      <text:p text:style-name="P4"><text:span text:style-name="T4">OBJETIVOS</text:span></text:p>
      <text:p text:style-name="P4"><text:span text:style-name="T4"/></text:p>
      <text:p text:style-name="P6"><text:span text:style-name="T4">lepsim</text:span></text:p>
      <text:p text:style-name="P4"><text:span text:style-name="T4"/></text:p>
      <text:p text:style-name="P4"><text:span text:style-name="T4">METODOLOGÍA</text:span></text:p>
      <text:p text:style-name="P4"><text:span text:style-name="T4"/></text:p>
      <text:p text:style-name="P6"><text:span text:style-name="T4">lepsim</text:span></text:p>
      <text:p text:style-name="P4"><text:span text:style-name="T4"/></text:p>
      <text:p text:style-name="P4"><text:span text:style-name="T4">RESULTADOS</text:span></text:p>
      <text:p text:style-name="P4"><text:span text:style-name="T4"/></text:p>
      <text:p text:style-name="P6"><text:span text:style-name="T4">lepsim</text:span></text:p>
      <text:p text:style-name="P4"><text:span text:style-name="T4"/></text:p>
      <text:p text:style-name="P4"><text:span text:style-name="T4">CONCLUSIONES</text:span></text:p>
      <text:p text:style-name="P4"><text:span text:style-name="T4"/></text:p>
      <text:p text:style-name="P6"><text:span text:style-name="T4">lepsim</text:span></text:p>
      <text:p text:style-name="P4"><text:span text:style-name="T4"/></text:p>
      <text:p text:style-name="P1"><text:span text:style-name="T5">BIBLIOGRAFÍA</text:span></text:p>
      <text:p text:style-name="P1"><text:span text:style-name="T5"/></text:p>
      <text:p text:style-name="P6"><text:span text:style-name="T4">lepsim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9:17:34</meta:creation-date>
    <dc:date>2013-07-30T19:31:20</dc:date>
    <meta:editing-duration>PT4M3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19" meta:word-count="57" meta:character-count="452" meta:non-whitespace-character-count="414"/>
  </office:meta>
</office:document-meta>
</file>